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•">
        <style:list-level-properties text:space-before="0.75in" text:min-label-width="0.4791in" text:list-level-position-and-space-mode="label-alignment">
          <style:list-level-label-alignment text:label-followed-by="listtab" fo:margin-left="1.2291in" fo:text-indent="-0.4791in"/>
        </style:list-level-properties>
        <style:text-properties style:font-name="Calibri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F0" style:family="paragraph">
      <style:paragraph-properties/>
      <style:text-properties fo:color="#FF0000"/>
    </style:style>
    <style:style style:name="P11" style:parent-style-name="Normální" style:family="paragraph">
      <style:text-properties fo:color="#FF0000"/>
    </style:style>
    <style:style style:name="P12" style:parent-style-name="Normální" style:family="paragraph">
      <style:paragraph-properties fo:margin-left="3.7472in" fo:text-indent="0.1972in">
        <style:tab-stops/>
      </style:paragraph-properties>
    </style:style>
    <style:style style:name="P13" style:parent-style-name="Nadpis1" style:family="paragraph">
      <style:paragraph-properties fo:text-align="center"/>
    </style:style>
    <style:style style:name="P14" style:parent-style-name="Normální" style:family="paragraph">
      <style:paragraph-properties fo:text-align="justify"/>
    </style:style>
    <style:style style:name="P15" style:parent-style-name="Základnítext" style:family="paragraph">
      <style:paragraph-properties fo:margin-left="0.2958in" fo:text-indent="-0.2958in">
        <style:tab-stops/>
      </style:paragraph-properties>
    </style:style>
    <style:style style:name="P16" style:parent-style-name="Odstavecseseznamem" style:family="paragraph">
      <style:paragraph-properties fo:text-align="justify"/>
      <style:text-properties fo:font-weight="bold" style:font-weight-asian="bold"/>
    </style:style>
    <style:style style:name="P17" style:parent-style-name="Odstavecseseznamem" style:family="paragraph">
      <style:paragraph-properties fo:text-align="justify"/>
    </style:style>
    <style:style style:name="P18" style:parent-style-name="Základnítext" style:family="paragraph">
      <style:paragraph-properties fo:margin-bottom="0in"/>
    </style:style>
    <style:style style:name="T19" style:parent-style-name="Standardnípísmoodstavce" style:family="text">
      <style:text-properties fo:font-weight="bold" style:font-weight-asian="bold"/>
    </style:style>
    <style:style style:name="P20" style:parent-style-name="Základnítext" style:family="paragraph">
      <style:paragraph-properties fo:margin-top="0in" fo:margin-left="0.5in">
        <style:tab-stops/>
      </style:paragraph-properties>
    </style:style>
    <style:style style:name="P21" style:parent-style-name="Základnítext" style:family="paragraph">
      <style:paragraph-properties fo:margin-top="0in" fo:margin-bottom="0in"/>
    </style:style>
    <style:style style:name="P22" style:parent-style-name="Základnítext" style:family="paragraph">
      <style:paragraph-properties fo:margin-top="0in" fo:margin-bottom="0in"/>
    </style:style>
    <style:style style:name="P23" style:parent-style-name="Základnítext" style:family="paragraph">
      <style:paragraph-properties fo:margin-top="0in" fo:margin-bottom="0in"/>
    </style:style>
    <style:style style:name="P24" style:parent-style-name="Základnítext" style:family="paragraph">
      <style:paragraph-properties fo:margin-top="0in" fo:margin-bottom="0in"/>
    </style:style>
    <style:style style:name="P25" style:parent-style-name="Základnítext" style:family="paragraph">
      <style:paragraph-properties fo:margin-top="0in" fo:margin-bottom="0in"/>
    </style:style>
    <style:style style:name="P26" style:parent-style-name="Základnítext" style:family="paragraph">
      <style:paragraph-properties fo:margin-top="0in" fo:margin-bottom="0in"/>
    </style:style>
    <style:style style:name="P27" style:parent-style-name="Základnítext" style:family="paragraph">
      <style:paragraph-properties fo:margin-top="0in" fo:margin-bottom="0in"/>
    </style:style>
    <style:style style:name="P28" style:parent-style-name="Základnítext" style:family="paragraph">
      <style:paragraph-properties fo:margin-top="0in" fo:margin-bottom="0in"/>
    </style:style>
    <style:style style:name="P29" style:parent-style-name="Základnítext" style:family="paragraph">
      <style:paragraph-properties fo:margin-top="0in" fo:margin-bottom="0in"/>
    </style:style>
    <style:style style:name="P30" style:parent-style-name="Základnítext" style:family="paragraph">
      <style:paragraph-properties fo:margin-top="0in" fo:margin-bottom="0in" fo:margin-left="0.75in">
        <style:tab-stops/>
      </style:paragraph-properties>
    </style:style>
    <style:style style:name="P31" style:parent-style-name="Základnítext" style:family="paragraph">
      <style:paragraph-properties fo:margin-top="0in" fo:margin-bottom="0in" fo:margin-left="0.5in">
        <style:tab-stops/>
      </style:paragraph-properties>
    </style:style>
    <style:style style:name="P32" style:parent-style-name="Základnítext" style:family="paragraph">
      <style:paragraph-properties fo:margin-top="0in" fo:margin-bottom="0in"/>
    </style:style>
    <style:style style:name="P33" style:parent-style-name="Základnítext" style:family="paragraph">
      <style:paragraph-properties fo:margin-top="0in" fo:margin-left="0.5in">
        <style:tab-stops/>
      </style:paragraph-properties>
    </style:style>
    <style:style style:name="P34" style:parent-style-name="Odstavecseseznamem" style:family="paragraph">
      <style:paragraph-properties fo:text-align="justify"/>
    </style:style>
    <style:style style:name="T35" style:parent-style-name="Standardnípísmoodstavce" style:family="text">
      <style:text-properties fo:font-weight="bold" style:font-weight-asian="bold"/>
    </style:style>
    <style:style style:name="P36" style:parent-style-name="Odstavecseseznamem" style:family="paragraph">
      <style:paragraph-properties fo:text-align="justify"/>
    </style:style>
    <style:style style:name="P37" style:parent-style-name="Základnítext" style:family="paragraph">
      <style:paragraph-properties fo:margin-bottom="0in"/>
      <style:text-properties fo:font-weight="bold" style:font-weight-asian="bold"/>
    </style:style>
    <style:style style:name="P38" style:parent-style-name="Základnítext" style:family="paragraph">
      <style:paragraph-properties fo:margin-top="0in" fo:margin-left="0.4916in">
        <style:tab-stops/>
      </style:paragraph-properties>
    </style:style>
    <style:style style:name="P39" style:parent-style-name="Základnítext" style:family="paragraph">
      <style:paragraph-properties fo:margin-bottom="0in"/>
    </style:style>
    <style:style style:name="T40" style:parent-style-name="Standardnípísmoodstavce" style:family="text">
      <style:text-properties fo:font-weight="bold" style:font-weight-asian="bold"/>
    </style:style>
    <style:style style:name="P41" style:parent-style-name="Odstavecseseznamem" style:family="paragraph">
      <style:paragraph-properties fo:text-align="justify"/>
    </style:style>
    <style:style style:name="P42" style:parent-style-name="Základnítext" style:family="paragraph">
      <style:paragraph-properties fo:margin-bottom="0in"/>
    </style:style>
    <style:style style:name="T43" style:parent-style-name="Standardnípísmoodstavce" style:family="text">
      <style:text-properties fo:font-weight="bold" style:font-weight-asian="bold"/>
    </style:style>
    <style:style style:name="P44" style:parent-style-name="Základnítext" style:family="paragraph">
      <style:paragraph-properties fo:margin-top="0in" fo:margin-left="0.5in">
        <style:tab-stops/>
      </style:paragraph-properties>
    </style:style>
    <style:style style:name="P45" style:parent-style-name="Základnítext" style:family="paragraph">
      <style:paragraph-properties fo:margin-bottom="0in"/>
      <style:text-properties fo:font-weight="bold" style:font-weight-asian="bold"/>
    </style:style>
    <style:style style:name="P46" style:parent-style-name="Základnítext" style:family="paragraph">
      <style:paragraph-properties fo:margin-top="0in" fo:margin-bottom="0in" fo:margin-left="0.5in">
        <style:tab-stops/>
      </style:paragraph-properties>
    </style:style>
    <style:style style:name="P47" style:parent-style-name="Základnítext" style:family="paragraph">
      <style:paragraph-properties fo:margin-bottom="0in"/>
    </style:style>
    <style:style style:name="T48" style:parent-style-name="Standardnípísmoodstavce" style:family="text">
      <style:text-properties fo:font-weight="bold" style:font-weight-asian="bold"/>
    </style:style>
    <style:style style:name="P49" style:parent-style-name="Základnítext" style:family="paragraph">
      <style:paragraph-properties fo:margin-top="0in" fo:margin-left="0.5in">
        <style:tab-stops/>
      </style:paragraph-properties>
    </style:style>
    <style:style style:name="P50" style:parent-style-name="Základnítext" style:family="paragraph">
      <style:paragraph-properties fo:margin-bottom="0in"/>
    </style:style>
    <style:style style:name="T51" style:parent-style-name="Standardnípísmoodstavce" style:family="text">
      <style:text-properties fo:font-weight="bold" style:font-weight-asian="bold"/>
    </style:style>
    <style:style style:name="P52" style:parent-style-name="Základnítext" style:family="paragraph">
      <style:paragraph-properties fo:margin-top="0in" fo:margin-left="0.5in">
        <style:tab-stops/>
      </style:paragraph-properties>
    </style:style>
    <style:style style:name="P53" style:parent-style-name="Základnítext" style:family="paragraph">
      <style:paragraph-properties fo:margin-bottom="0in"/>
    </style:style>
    <style:style style:name="T54" style:parent-style-name="Standardnípísmoodstavce" style:family="text">
      <style:text-properties fo:font-weight="bold" style:font-weight-asian="bold"/>
    </style:style>
    <style:style style:name="P55" style:parent-style-name="Základnítext" style:family="paragraph">
      <style:paragraph-properties fo:margin-top="0in" fo:margin-left="0.5in">
        <style:tab-stops/>
      </style:paragraph-properties>
    </style:style>
    <style:style style:name="P56" style:parent-style-name="Základnítext" style:family="paragraph">
      <style:paragraph-properties fo:margin-bottom="0in"/>
      <style:text-properties fo:font-weight="bold" style:font-weight-asian="bold"/>
    </style:style>
    <style:style style:name="P57" style:parent-style-name="Základnítext" style:family="paragraph">
      <style:paragraph-properties fo:margin-top="0in" fo:margin-left="0.5in">
        <style:tab-stops/>
      </style:paragraph-properties>
    </style:style>
    <style:style style:name="P58" style:parent-style-name="Základnítext" style:family="paragraph">
      <style:paragraph-properties fo:margin-left="0.2958in" fo:text-indent="-0.2958in">
        <style:tab-stops/>
      </style:paragraph-properties>
    </style:style>
    <style:style style:name="P59" style:parent-style-name="Odstavecseseznamem" style:family="paragraph">
      <style:paragraph-properties fo:margin-bottom="0in"/>
      <style:text-properties fo:font-weight="bold" style:font-weight-asian="bold"/>
    </style:style>
    <style:style style:name="P60" style:parent-style-name="Normální" style:family="paragraph">
      <style:paragraph-properties fo:margin-left="0.5in">
        <style:tab-stops/>
      </style:paragraph-properties>
    </style:style>
    <style:style style:name="P61" style:parent-style-name="Normální" style:family="paragraph">
      <style:paragraph-properties fo:text-align="justify" fo:margin-left="0.25in">
        <style:tab-stops/>
      </style:paragraph-properties>
    </style:style>
    <style:style style:name="P62" style:parent-style-name="Odstavecseseznamem" style:family="paragraph">
      <style:paragraph-properties fo:margin-bottom="0in"/>
      <style:text-properties fo:font-weight="bold" style:font-weight-asian="bold"/>
    </style:style>
    <style:style style:name="P63" style:parent-style-name="Normální" style:family="paragraph">
      <style:paragraph-properties fo:margin-left="0.5in">
        <style:tab-stops/>
      </style:paragraph-properties>
    </style:style>
    <style:style style:name="P64" style:parent-style-name="Normální" style:family="paragraph">
      <style:paragraph-properties fo:text-align="justify" fo:margin-left="0.25in">
        <style:tab-stops/>
      </style:paragraph-properties>
    </style:style>
    <style:style style:name="P65" style:parent-style-name="Odstavecseseznamem" style:family="paragraph">
      <style:paragraph-properties fo:margin-bottom="0in"/>
      <style:text-properties fo:font-weight="bold" style:font-weight-asian="bold"/>
    </style:style>
    <style:style style:name="P66" style:parent-style-name="Normální" style:family="paragraph">
      <style:paragraph-properties fo:text-align="justify" fo:margin-left="0.5in">
        <style:tab-stops/>
      </style:paragraph-properties>
    </style:style>
    <style:style style:name="P67" style:parent-style-name="Normální" style:family="paragraph">
      <style:paragraph-properties fo:text-align="justify" fo:margin-left="0.5in">
        <style:tab-stops/>
      </style:paragraph-properties>
    </style:style>
    <style:style style:name="P68" style:parent-style-name="Normální" style:family="paragraph">
      <style:paragraph-properties fo:text-align="justify" fo:margin-left="0.25in">
        <style:tab-stops/>
      </style:paragraph-properties>
    </style:style>
    <style:style style:name="P69" style:parent-style-name="Odstavecseseznamem" style:family="paragraph">
      <style:paragraph-properties fo:margin-bottom="0in"/>
      <style:text-properties fo:font-weight="bold" style:font-weight-asian="bold"/>
    </style:style>
    <style:style style:name="P70" style:parent-style-name="Normální" style:family="paragraph">
      <style:paragraph-properties fo:margin-left="0.5in">
        <style:tab-stops/>
      </style:paragraph-properties>
    </style:style>
    <style:style style:name="P71" style:parent-style-name="Normální" style:family="paragraph">
      <style:paragraph-properties fo:text-align="justify" fo:margin-left="0.25in">
        <style:tab-stops/>
      </style:paragraph-properties>
    </style:style>
    <style:style style:name="P72" style:parent-style-name="Odstavecseseznamem" style:family="paragraph">
      <style:paragraph-properties fo:margin-bottom="0in"/>
      <style:text-properties fo:font-weight="bold" style:font-weight-asian="bold"/>
    </style:style>
    <style:style style:name="P73" style:parent-style-name="Normální" style:family="paragraph">
      <style:paragraph-properties fo:margin-left="0.5in">
        <style:tab-stops/>
      </style:paragraph-properties>
    </style:style>
    <style:style style:name="P74" style:parent-style-name="Normální" style:family="paragraph">
      <style:paragraph-properties fo:margin-left="0.5in">
        <style:tab-stops/>
      </style:paragraph-properties>
    </style:style>
    <style:style style:name="P75" style:parent-style-name="Odstavecseseznamem" style:family="paragraph">
      <style:paragraph-properties fo:text-align="justify" fo:margin-bottom="0in"/>
    </style:style>
    <style:style style:name="T76" style:parent-style-name="Standardnípísmoodstavce" style:family="text">
      <style:text-properties fo:font-weight="bold" style:font-weight-asian="bold"/>
    </style:style>
    <style:style style:name="P77" style:parent-style-name="Normální" style:family="paragraph">
      <style:paragraph-properties fo:margin-left="0.5in">
        <style:tab-stops/>
      </style:paragraph-properties>
    </style:style>
    <style:style style:name="P78" style:parent-style-name="Normální" style:family="paragraph">
      <style:paragraph-properties fo:margin-left="0.5in">
        <style:tab-stops/>
      </style:paragraph-properties>
    </style:style>
    <style:style style:name="P79" style:parent-style-name="Odstavecseseznamem" style:family="paragraph"/>
    <style:style style:name="T80" style:parent-style-name="Standardnípísmoodstavce" style:family="text">
      <style:text-properties fo:font-weight="bold" style:font-weight-asian="bold"/>
    </style:style>
    <style:style style:name="T81" style:parent-style-name="Standardnípísmoodstavce" style:family="text">
      <style:text-properties fo:font-weight="bold" style:font-weight-asian="bold"/>
    </style:style>
    <style:style style:name="T82" style:parent-style-name="Standardnípísmoodstavce" style:family="text">
      <style:text-properties fo:font-weight="bold" style:font-weight-asian="bold"/>
    </style:style>
    <style:style style:name="T83" style:parent-style-name="Standardnípísmoodstavce" style:family="text">
      <style:text-properties fo:font-weight="bold" style:font-weight-asian="bold"/>
    </style:style>
    <style:style style:name="P84" style:parent-style-name="Základnítext" style:family="paragraph">
      <style:text-properties fo:color="#FF0000"/>
    </style:style>
  </office:automatic-styles>
  <office:body>
    <office:text text:use-soft-page-breaks="true">
      <text:p text:style-name="P1"/>
      <text:p text:style-name="P11"/>
      <text:p text:style-name="Datum">Brno,<text:s/>9. května<text:s/>2022</text:p>
      <text:p text:style-name="Datum">Sp. zn.:<text:s/>11981/2022/VOP/VVO</text:p>
      <text:p text:style-name="Datum">11982/2022/VOP/VVO</text:p>
      <text:p text:style-name="P12">Č. j.: KVOP-31034/2022</text:p>
      <text:h text:style-name="P13" text:outline-level="1">Úřední záznam –<text:s/>místní šetření</text:h>
      <text:p text:style-name="P14">Zástupce organizace<text:s/>C.<text:s/>upozornili na problém s neregistrací některých příchozích z Ukrajiny na Krajských asistenčních centrech pro pomoc Ukrajincům (dále také „KACPU“). Problémy se mají vyskytovat zejména v Praze a Brně. Podle některých informací musí v nevhodných podmínkách přežívat ženy s malými dětmi.</text:p>
      <text:p text:style-name="Základnítext">V rámci místního šetření jsme dne<text:s/>2. května<text:s/>2022 navštívili<text:s/>i<text:s/>Krajské asistenční centrum<text:s/>pomoci Ukrajině (KACPU) ve Zlíně. Setkali jsme se<text:s/>se<text:s/>zástupci Hasičského záchranného sboru<text:s/>města Zlín, odboru azylové a migrační politiky Ministerstva vnitra a Policie České republiky.</text:p>
      <text:list text:style-name="LFO43" text:continue-numbering="true">
        <text:list-item>
          <text:p text:style-name="P15">První setkání proběhlo s vedoucím hasičů panem<text:s/>X</text:p>
        </text:list-item>
      </text:list>
      <text:list text:style-name="LFO34" text:continue-numbering="true">
        <text:list-item>
          <text:p text:style-name="P16">Přístup/vstup do KACPU</text:p>
        </text:list-item>
      </text:list>
      <text:p text:style-name="P17">Přístup do registračního centra není ničím podmíněn. V případě, že žadatelé o dočasnou ochranu přijedou v nočních hodinách, spojí se s hasiči a ti pak s tlumočníky a společně zajistí odvoz příchozích na nouzové útočiště, kde se mohou umýt a prospat. Druhý den zamíří do registračního centra.</text:p>
      <text:list text:style-name="LFO38" text:continue-numbering="true">
        <text:list-item>
          <text:p text:style-name="P18"><text:span text:style-name="T19">Služby poskytované na KACPU</text:span><text:s/></text:p>
        </text:list-item>
      </text:list>
      <text:p text:style-name="P20">V registračním centru služby fungují.<text:s/></text:p>
      <text:list text:style-name="LFO38" text:continue-numbering="true">
        <text:list-item>
          <text:list>
            <text:list-item>
              <text:p text:style-name="P21">Policie</text:p>
            </text:list-item>
            <text:list-item>
              <text:p text:style-name="P22">Hasiči – zajišťují manažersky chod celého KACPU, obstarávají ubytování, dopravu příchozích</text:p>
            </text:list-item>
            <text:list-item>
              <text:p text:style-name="P23">Zdravotní pojištění – 2 pojišťovny</text:p>
            </text:list-item>
            <text:list-item>
              <text:p text:style-name="P24">Úřad práce – není na místě, funguje na zavolání<text:s/></text:p>
            </text:list-item>
            <text:list-item>
              <text:p text:style-name="P25">OSPOD – není na místě, ale jen na zavolání</text:p>
            </text:list-item>
            <text:list-item>
              <text:p text:style-name="P26">Psychosociální pomoc – funguje každý den</text:p>
            </text:list-item>
            <text:list-item>
              <text:p text:style-name="P27">SUZ – od 1. 5. 2022 už na místě nefunguje, ale zajišťuje tlumočníky a zároveň koordinuje dobrovolníky</text:p>
            </text:list-item>
            <text:list-item>
              <text:p text:style-name="P28">Krajský úřad – jedna osoba, která zadává do systému HUMPO (humanitární pomoc) data. Je zřízen pro zajišťování a koordinaci ubytování</text:p>
            </text:list-item>
            <text:list-item>
              <text:p text:style-name="P29">Canisterapie – pokud se na místě vyskytuje hodně dětí, přivolají paní se psy a pomáhají pak dětem</text:p>
            </text:list-item>
          </text:list>
        </text:list-item>
      </text:list>
      <text:p text:style-name="P30"/>
      <text:p text:style-name="P31"/>
      <text:p text:style-name="P32"/>
      <text:p text:style-name="P33">Existuje zde dětský koutek, místnost pro kojící matky a pro přebalování.</text:p>
      <text:soft-page-break/>
      <text:list text:style-name="LFO34" text:continue-numbering="true">
        <text:list-item>
          <text:p text:style-name="P34"><text:span text:style-name="T35">Spolupráce</text:span></text:p>
        </text:list-item>
      </text:list>
      <text:p text:style-name="P36">Probíhá spolupráce s armádou a hasiči, kdy mají každé úterý konference a řeší systém HUMPO.<text:s/>Na místě je i Charita. Působí zde i krajský koordinátor, který se zavolá, když je potřeba.<text:s/><text:s/></text:p>
      <text:list text:style-name="LFO34" text:continue-numbering="true">
        <text:list-item>
          <text:p text:style-name="P37">Registrace/podání žádosti na KACPU<text:s/></text:p>
        </text:list-item>
      </text:list>
      <text:p text:style-name="P38">Pokud mají žadatelé nárok na dočasnou ochranu, dostanou ji a odchází. Pokud nemají ubytování, i tak mohou podat žádost a počkají, než jim hasiči naleznou ubytování. Většinou to netrvá moc dlouho, vše se řeší hned operativně.</text:p>
      <text:list text:style-name="LFO34" text:continue-numbering="true">
        <text:list-item>
          <text:p text:style-name="P39"><text:span text:style-name="T40">Ubytování</text:span><text:s/></text:p>
        </text:list-item>
      </text:list>
      <text:p text:style-name="P41">Existuje metodický pokyn pro rozdělení a řešení ubytování. V podstatě se jedná o nabídky soukromníků. Druhou možností jsou krajské kapacity. Co se týče speciálních skupin osob, tak je těžké se s nimi domluvit, ale pracovníci uplatňuji standardní přístup.<text:s/></text:p>
      <text:list text:style-name="LFO34" text:continue-numbering="true">
        <text:list-item>
          <text:p text:style-name="P42"><text:span text:style-name="T43">Provizorní stany</text:span></text:p>
        </text:list-item>
      </text:list>
      <text:p text:style-name="P44">V současnosti<text:s/>jsou<text:s/>tři<text:s/>před vstupem do KACPU a slouží k vyplňování žádostí, příp. malé čekárny, pokud je uvnitř KACPU plno. Jsou tam zajištěni tlumočníci a strava.</text:p>
      <text:list text:style-name="LFO34" text:continue-numbering="true">
        <text:list-item>
          <text:p text:style-name="P45"><text:s/>Ověřování dvojího občanství<text:s/></text:p>
        </text:list-item>
      </text:list>
      <text:p text:style-name="P46">Pokud mají pracovníci podezření, že se jedná o osoby s dvojím občanstvím, požádají maďarskou stranu o ověření. Podezření vznikne např., když mluví jen maďarsky. Přes centrální místo v Praze se pak hromadně odešlou žádosti o ověření občanství maďarským orgánům. Ty, podle hasičů, v současnosti ve většině případů dvojí občanství odmítají. Má podezření, že ve skutečnosti tomu tak není. Prakticky pak KACPU má výsledek do druhého dne.</text:p>
      <text:list text:style-name="LFO34" text:continue-numbering="true">
        <text:list-item>
          <text:p text:style-name="P47"><text:span text:style-name="T48">Tlumočení</text:span><text:s/></text:p>
        </text:list-item>
      </text:list>
      <text:p text:style-name="P49">Zajišťuje SUZ, tlumočníci jsou dva uvnitř KACPU, dva venku ve stanu. Jsou už placeni, ale dříve nebyli. Velitel hasičů však uvedl, že mají v plánu jim předat nějaké balíčky jako poděkování, poukazy apod. Celkově mají 7 tlumočníků do všech jazyků a jsou na telefonu i přes noc.</text:p>
      <text:list text:style-name="LFO34" text:continue-numbering="true">
        <text:list-item>
          <text:p text:style-name="P50"><text:span text:style-name="T51">Určování zranitelnosti</text:span><text:s/></text:p>
        </text:list-item>
      </text:list>
      <text:p text:style-name="P52">V rámci centra funguje psychosociální pomoc a ta pomáhá s vytipováním zranitelných osob, které jsou pak odbaveni předčasně. Vzhledem k tomu, že areál je v nemocnici, je na blízku i lékař a pediatr. Psycholožka funguje na zavolání, stejně jako canisterapie. OSPOD také funguje na zavolání.</text:p>
      <text:list text:style-name="LFO34" text:continue-numbering="true">
        <text:list-item>
          <text:p text:style-name="P53"><text:span text:style-name="T54">Materiální a jiné podmínky na KACPU</text:span></text:p>
        </text:list-item>
      </text:list>
      <text:p text:style-name="P55">Na místě je sklad potravin, hygieny, občas někdo přijel a uvařil všem teplé jídlo (např. pán s párky). Děti mají dětský koutek s hračkami a kojící<text:s/>matky samostatnou místnost na<text:s/>kojení a přebalování.</text:p>
      <text:list text:style-name="LFO34" text:continue-numbering="true">
        <text:list-item>
          <text:p text:style-name="P56">Pomoc lidem, kteří se nemohou registrovat</text:p>
        </text:list-item>
      </text:list>
      <text:p text:style-name="P57">Žadatelé mají všechny dostupné informace a těm, kterým nebyla udělena dočasná ochrana, jsou poskytnuty další informace o možných postupech.</text:p>
      <text:list text:style-name="LFO43" text:continue-numbering="true">
        <text:list-item>
          <text:p text:style-name="P58">Policie<text:s/>-<text:s/><text:s/>Dále jsme se setkali se zástupcem<text:s/>cizinecké policie.</text:p>
        </text:list-item>
      </text:list>
      <text:soft-page-break/>
      <text:list text:style-name="LFO45" text:continue-numbering="true">
        <text:list-item>
          <text:p text:style-name="P59">Přístup/vstup do KACPU</text:p>
        </text:list-item>
      </text:list>
      <text:p text:style-name="P60">Podle vyjádření policie, každý kdo přijde, spíše si žádost a poté ji předloží. Proběhne lustrace v Cizineckém informačním systému (dále také „CIS“). Podle toho se zjistí, zda má dotyčná nárok na dočasnou ochranu či ne. Pokud mají v cestovním dokladu vyznačené dlouhodobé vízum či pobyt z jiného členského stát Evropské unie, tak nemá nárok na dočasnou ochranu v ČR.<text:s/></text:p>
      <text:p text:style-name="P61"/>
      <text:list text:style-name="LFO45" text:continue-numbering="true">
        <text:list-item>
          <text:p text:style-name="P62">Služby poskytované na KACPU</text:p>
        </text:list-item>
      </text:list>
      <text:p text:style-name="P63">V gesci to celé mají hasiči, na víza je tu OAMP a police pomáhá.</text:p>
      <text:p text:style-name="P64"/>
      <text:list text:style-name="LFO45" text:continue-numbering="true">
        <text:list-item>
          <text:p text:style-name="P65">Registrace/podání žádosti</text:p>
        </text:list-item>
      </text:list>
      <text:p text:style-name="P66">Dle vyjádření policie je registrace podmíněna ubytováním, ale uznává, že to dělají hasiči, že o tom moc neví. Většinou už totiž<text:s/>mají vytipované vhodné byty ještě před podáním žádosti. Všechno je totiž potřeba zavést do CISu. Co se týče přechodových razítek, tak většina je má; je možné tedy přímo stanovit den překročení hranic a tím i to, zda osoba spadá do působnosti zákona č. 65/2022. V ostatních případech to neřeší a i tak jim ochranu udělují.</text:p>
      <text:p text:style-name="P67">V případě, že je žádost nepřijatelná, tak o tom informují cizince. Ten ale žádné potvrzení nedostane, jen na žádost.</text:p>
      <text:p text:style-name="P68"/>
      <text:list text:style-name="LFO45" text:continue-numbering="true">
        <text:list-item>
          <text:p text:style-name="P69">Ubytování</text:p>
        </text:list-item>
      </text:list>
      <text:p text:style-name="P70">Ve většině případů už mají lidé ubytování zajištěno, pokud ne, hasiči jim ho zajistí.</text:p>
      <text:p text:style-name="P71"/>
      <text:list text:style-name="LFO45" text:continue-numbering="true">
        <text:list-item>
          <text:p text:style-name="P72">Provizorní stany</text:p>
        </text:list-item>
      </text:list>
      <text:p text:style-name="P73">O stany se starají hasiči, jsou/byly vyhřívané, je tam zajišťováno jídlo a pití a jsou tam i záchody ve formě TOI TOI. Stany slouží k vyplňování žádostí, pokud je uvnitř plno.</text:p>
      <text:p text:style-name="P74"/>
      <text:list text:style-name="LFO35" text:continue-numbering="true">
        <text:list-item>
          <text:p text:style-name="P75"><text:span text:style-name="T76">Určování zranitelnosti</text:span></text:p>
        </text:list-item>
      </text:list>
      <text:p text:style-name="P77">Děti se snaží registrovat přednostně a policie řeší nezletilé bez doprovodu přes víkend, když nefunguje OAMP. Tedy kontaktuje OSPOD.</text:p>
      <text:p text:style-name="P78"/>
      <text:list text:style-name="LFO35" text:continue-numbering="true">
        <text:list-item>
          <text:p text:style-name="P79"><text:span text:style-name="T80">Materiální zabez</text:span><text:span text:style-name="T81">p</text:span><text:span text:style-name="T82">e</text:span><text:span text:style-name="T83">čení</text:span></text:p>
        </text:list-item>
      </text:list>
      <text:p text:style-name="Odstavecseseznamem">Je zde WIFI, dětský koutek, psychologická pomoc, klauni, iniciativa Vraťte úsměv dětem. Jsou zajištěny i hygienické balíčky ze strany hasičů.<text:s/>Je tu i psychologická pomoc pro zaměstnance.<text:s/></text:p>
      <text:p text:style-name="Základnítext">Zapsala. JUDr. Veronika Víchová</text:p>
      <text:p text:style-name="Základnítext">Souhlasí: Mgr. Jana Gregorová, ředitelka právní sekce</text:p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.5pt" style:font-size-asian="11.5pt" style:font-size-complex="11.5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388in" fo:margin-bottom="0.1388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1" style:next-style-name="Základnítext" style:default-outline-level="2">
      <style:text-properties style:use-window-font-color="true" fo:font-size="11.5pt" style:font-size-asian="11.5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-asian="Calibri" style:language-asian="en" style:country-asian="US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line-height="105%" fo:margin-left="2.1659in">
        <style:tab-stops/>
      </style:paragraph-properties>
      <style:text-properties style:font-name-asian="Calibri" style:font-name-complex="Arial" style:font-size-complex="11pt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style:font-name-asian="Times New Roman" fo:font-size="9pt" style:font-size-asian="9pt" style:font-size-complex="12pt" fo:hyphenate="false"/>
    </style:style>
    <style:style style:name="Značkapozn.podčarou" style:display-name="Značka pozn. pod čarou" style:family="text">
      <style:text-properties style:font-name="Calibri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fo:color="#008576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-asian="Calibri" style:language-asian="en" style:country-asian="US"/>
    </style:style>
    <style:style style:name="Textpozn.podčarouChar" style:display-name="Text pozn. pod čarou Char" style:family="text">
      <style:text-properties fo:font-size="9pt" style:font-size-asian="9pt" style:font-size-complex="12pt" style:language-asian="en" style:country-asian="US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-asian="Calibri" fo:font-weight="bold" style:font-weight-asian="bold" fo:color="#008576" fo:font-size="12pt" style:font-size-asian="12pt" style:font-size-complex="13pt" style:language-asian="en" style:country-asian="US"/>
    </style:style>
    <style:style style:name="Seznam" style:display-name="Seznam" style:family="paragraph" style:parent-style-name="Základnítext" style:list-style-name="LFO32">
      <style:paragraph-properties fo:margin-top="0.0833in"/>
      <style:text-properties style:font-name-asian="Calibri" style:font-size-complex="11pt"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30">
      <style:paragraph-properties fo:margin-top="0.0833in" fo:margin-bottom="0.0833in" fo:line-height="105%"/>
      <style:text-properties fo:hyphenate="false"/>
    </style:style>
    <style:style style:name="kontakt" style:display-name="kontakt" style:family="paragraph" style:parent-style-name="Normální">
      <style:paragraph-properties fo:line-height="105%"/>
      <style:text-properties style:font-name-asian="Calibri" style:font-name-complex="Tahoma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pt" style:font-size-asian="10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pt" style:font-size-asian="10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2" style:display-name="Základní text odsazený 2" style:family="paragraph" style:parent-style-name="Normální">
      <style:paragraph-properties fo:margin-bottom="0.0833in" fo:line-height="200%" fo:margin-left="0.1965in">
        <style:tab-stops/>
      </style:paragraph-properties>
      <style:text-properties fo:hyphenate="false"/>
    </style:style>
    <style:style style:name="Základnítextodsazený2Char" style:display-name="Základní text odsazený 2 Char" style:family="text" style:parent-style-name="Standardnípísmoodstavce">
      <style:text-properties style:font-name="Calibri" fo:font-size="11pt" style:font-size-asian="11pt" style:font-size-complex="12pt"/>
    </style:style>
    <style:style style:name="zasprávnost" style:display-name="za správnost" style:family="paragraph" style:parent-style-name="Základnítext">
      <style:paragraph-properties fo:margin-top="0.1666in" fo:margin-bottom="0in"/>
      <style:text-properties style:font-size-complex="10pt" fo:hyphenate="false"/>
    </style:style>
    <style:style style:name="Základnítext2" style:display-name="Základní text 2" style:family="paragraph" style:parent-style-name="Normální">
      <style:paragraph-properties fo:margin-bottom="0.0833in" fo:line-height="200%"/>
      <style:text-properties fo:hyphenate="false"/>
    </style:style>
    <style:style style:name="Základnítext2Char" style:display-name="Základní text 2 Char" style:family="text" style:parent-style-name="Standardnípísmoodstavce">
      <style:text-properties style:font-name="Calibri" fo:font-size="11pt" style:font-size-asian="11pt" style:font-size-complex="12pt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Nadpis2Char" style:display-name="Nadpis 2 Char" style:family="text" style:parent-style-name="Nadpis1Char">
      <style:text-properties style:font-name-asian="Calibri" fo:font-weight="bold" style:font-weight-asian="bold" fo:color="#008576" fo:font-size="12pt" style:font-size-asian="12pt" style:font-size-complex="13pt" style:language-asian="en" style:country-asian="US"/>
    </style:style>
    <style:style style:name="Číslovanýseznam2" style:display-name="Číslovaný seznam 2" style:family="paragraph" style:parent-style-name="Číslovanýseznam" style:list-style-name="LFO31">
      <style:text-properties fo:hyphenate="false"/>
    </style:style>
    <style:style style:name="Tučnákurzíva" style:display-name="Tučná kurzíva" style:family="text" style:parent-style-name="Standardnípísmoodstavce">
      <style:text-properties fo:font-weight="bold" style:font-weight-asian="bold" fo:font-style="italic" style:font-style-asian="italic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style:font-name-asian="Times New Roman" style:font-size-complex="12pt" style:language-asian="cs" style:country-asian="CZ" fo:hyphenate="false"/>
    </style:style>
    <style:style style:name="DatumChar" style:display-name="Datum Char" style:family="text" style:parent-style-name="Standardnípísmoodstavce">
      <style:text-properties style:font-size-complex="12pt"/>
    </style:style>
    <style:style style:name="pokyny" style:display-name="pokyny" style:family="text" style:parent-style-name="Standardnípísmoodstavce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7%" fo:margin-left="0.5in">
        <style:tab-stops/>
      </style:paragraph-properties>
      <style:text-properties style:font-name="Calibri" style:font-name-complex="Times New Roman" fo:font-size="11pt" style:font-size-asian="11pt" style:font-size-complex="11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30">
      <text:list-level-style-number text:level="1" style:num-prefix="(" style:num-suffix=")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1LVL1" style:family="text">
      <style:text-properties style:font-name="Calibri" fo:font-weight="normal" style:font-weight-asian="normal" fo:font-style="normal" style:font-style-asian="normal" fo:font-size="11.5pt" style:font-size-asian="11.5pt" style:font-size-complex="11.5pt"/>
    </style:style>
    <text:list-style style:name="LFO31">
      <text:list-level-style-number text:level="1" text:style-name="WW_CharLFO31LVL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LFO32">
      <text:list-level-style-bullet text:level="1" text:style-name="WW_CharLFO32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alibri" style:font-name-asian="Calibri" style:font-name-complex="Calibri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•">
        <style:list-level-properties text:space-before="0.75in" text:min-label-width="0.4791in" text:list-level-position-and-space-mode="label-alignment">
          <style:list-level-label-alignment text:label-followed-by="listtab" fo:margin-left="1.2291in" fo:text-indent="-0.4791in"/>
        </style:list-level-properties>
        <style:text-properties style:font-name="Calibri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language-asian="cs" style:country-asian="CZ"/>
    </style:style>
    <style:style style:name="TableColumn5" style:family="table-column">
      <style:table-column-properties style:column-width="5.9055in"/>
    </style:style>
    <style:style style:name="Table4" style:family="table">
      <style:table-properties style:width="5.905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Zápatí" style:family="paragraph">
      <style:text-properties fo:font-size="3pt" style:font-size-asian="3pt" style:font-size-complex="3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Normální"><text:span text:style-name="T3"><draw:frame draw:z-index="251658240" draw:style-name="a0" draw:name="Obrázek 2" text:anchor-type="paragraph" svg:x="0.45694in" svg:y="0.45694in" svg:width="2.28346in" svg:height="0.57087in" style:rel-width="scale" style:rel-height="scale"><draw:image xlink:href="media/image1.jpeg" xlink:type="simple" xlink:show="embed" xlink:actuate="onLoad"/><svg:title/><svg:desc>S:\Sektretariát VOP a ZVOP\VIZUÁLNÍ STYL (loga, šablony)\Logo\1) Ombudsman\ombudsman_logo.jpg</svg:desc></draw:frame></text:span></text:p>
      </style:header>
      <style:footer>
        <table:table table:style-name="Table4">
          <table:table-columns>
            <table:table-column table:style-name="TableColumn5"/>
          </table:table-columns>
          <table:table-row table:style-name="TableRow6">
            <table:table-cell table:style-name="TableCell7">
              <text:p text:style-name="kontakt">Veřejný<text:s/>ochránce práv, Údolní 39, 602 00 Brno</text:p>
            </table:table-cell>
          </table:table-row>
          <table:table-row table:style-name="TableRow8">
            <table:table-cell table:style-name="TableCell9">
              <text:p text:style-name="kontakt"><text:a xlink:href="https://www.ochrance.cz/" office:target-frame-name="_top" xlink:show="replace"><text:span text:style-name="Hypertextovýodkaz">www.ochrance.cz</text:span></text:a><text:s/>|<text:s/><text:a xlink:href="mailto:podatelna@ochrance.cz" office:target-frame-name="_top" xlink:show="replace"><text:span text:style-name="Hypertextovýodkaz">podatelna@ochrance.cz</text:span></text:a><text:s/>| (+420) 542 542 888<text:s/>–<text:s/>infolinka<text:s/>každý pracovní den<text:s/>8:00–16:00 hodin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Glozygová Michaela, Mgr.</meta:initial-creator>
    <dc:creator>Bádrová Pavlína, Mgr.</dc:creator>
    <meta:creation-date>2024-08-20T09:07:00Z</meta:creation-date>
    <dc:date>2024-08-20T09:07:00Z</dc:date>
    <meta:print-date>2022-05-02T12:18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12" meta:word-count="882" meta:character-count="6075" meta:row-count="43" meta:non-whitespace-character-count="5205"/>
  </office:meta>
</office:document-meta>
</file>